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>
      <style:table-cell-properties fo:background-color="#fff200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turn First</text:p>
          </table:table-cell>
          <table:table-cell table:style-name="Default" table:number-columns-repeated="2"/>
          <table:table-cell table:style-name="Default" office:value-type="float" office:value="100000" calcext:value-type="float">
            <text:p>100000</text:p>
          </table:table-cell>
          <table:table-cell table:style-name="Default" table:number-columns-repeated="2"/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8688" calcext:value-type="float">
            <text:p>0.08688</text:p>
          </table:table-cell>
          <table:table-cell office:value-type="float" office:value="0.077376" calcext:value-type="float">
            <text:p>0.077376</text:p>
          </table:table-cell>
          <table:table-cell office:value-type="float" office:value="0.078496" calcext:value-type="float">
            <text:p>0.078496</text:p>
          </table:table-cell>
          <table:table-cell table:style-name="ce4" office:value-type="float" office:value="0.459872" calcext:value-type="float">
            <text:p>0.459872</text:p>
          </table:table-cell>
          <table:table-cell table:style-name="ce4" office:value-type="float" office:value="0.537952" calcext:value-type="float">
            <text:p>0.537952</text:p>
          </table:table-cell>
          <table:table-cell table:style-name="ce4" office:value-type="float" office:value="0.436064" calcext:value-type="float">
            <text:p>0.4360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float" office:value="0.076736" calcext:value-type="float">
            <text:p>0.076736</text:p>
          </table:table-cell>
          <table:table-cell office:value-type="float" office:value="0.07792" calcext:value-type="float">
            <text:p>0.07792</text:p>
          </table:table-cell>
          <table:table-cell office:value-type="float" office:value="0.097504" calcext:value-type="float">
            <text:p>0.097504</text:p>
          </table:table-cell>
          <table:table-cell table:style-name="ce9" office:value-type="float" office:value="0.420576" calcext:value-type="float">
            <text:p>0.420576</text:p>
          </table:table-cell>
          <table:table-cell table:style-name="ce9" office:value-type="float" office:value="0.428064" calcext:value-type="float">
            <text:p>0.428064</text:p>
          </table:table-cell>
          <table:table-cell table:style-name="ce9" office:value-type="float" office:value="0.422944" calcext:value-type="float">
            <text:p>0.4229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9856" calcext:value-type="float">
            <text:p>0.149856</text:p>
          </table:table-cell>
          <table:table-cell office:value-type="float" office:value="0.076224" calcext:value-type="float">
            <text:p>0.076224</text:p>
          </table:table-cell>
          <table:table-cell table:style-name="ce7" office:value-type="float" office:value="0.07632" calcext:value-type="float">
            <text:p>0.07632</text:p>
          </table:table-cell>
          <table:table-cell table:style-name="ce3" office:value-type="float" office:value="0.441312" calcext:value-type="float">
            <text:p>0.441312</text:p>
          </table:table-cell>
          <table:table-cell table:style-name="ce3" office:value-type="float" office:value="0.45808" calcext:value-type="float">
            <text:p>0.45808</text:p>
          </table:table-cell>
          <table:table-cell table:style-name="ce3" office:value-type="float" office:value="0.450592" calcext:value-type="float">
            <text:p>0.4505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7712" calcext:value-type="float">
            <text:p>0.07712</text:p>
          </table:table-cell>
          <table:table-cell table:style-name="ce7" office:value-type="float" office:value="0.075904" calcext:value-type="float">
            <text:p>0.075904</text:p>
          </table:table-cell>
          <table:table-cell office:value-type="float" office:value="0.077792" calcext:value-type="float">
            <text:p>0.077792</text:p>
          </table:table-cell>
          <table:table-cell table:style-name="ce3" office:value-type="float" office:value="0.477152" calcext:value-type="float">
            <text:p>0.477152</text:p>
          </table:table-cell>
          <table:table-cell table:style-name="ce3" office:value-type="float" office:value="0.589728" calcext:value-type="float">
            <text:p>0.589728</text:p>
          </table:table-cell>
          <table:table-cell table:style-name="ce3" office:value-type="float" office:value="0.448768" calcext:value-type="float">
            <text:p>0.4487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6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number-columns-repeated="6" office:value-type="string" calcext:value-type="string">
            <text:p>x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number-columns-repeated="6" office:value-type="string" calcext:value-type="string">
            <text:p>x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 office:value-type="string" calcext:value-type="string">
            <text:p>Linear Search</text:p>
          </table:table-cell>
          <table:table-cell table:style-name="Default" table:number-columns-repeated="2"/>
          <table:table-cell table:style-name="ce1" office:value-type="float" office:value="1000" calcext:value-type="float">
            <text:p>1000</text:p>
          </table:table-cell>
          <table:table-cell table:style-name="Default" table:number-columns-repeated="2"/>
          <table:table-cell table:style-name="ce1" office:value-type="float" office:value="10000" calcext:value-type="float">
            <text:p>10000</text:p>
          </table:table-cell>
          <table:table-cell table:style-name="Default" table:number-columns-repeated="2"/>
          <table:table-cell table:style-name="Default" office:value-type="float" office:value="100000" calcext:value-type="float">
            <text:p>100000</text:p>
          </table:table-cell>
          <table:table-cell table:style-name="Default"/>
          <table:table-cell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.220128" calcext:value-type="float">
            <text:p>0.220128</text:p>
          </table:table-cell>
          <table:table-cell table:style-name="ce3" office:value-type="float" office:value="0.217696" calcext:value-type="float">
            <text:p>0.217696</text:p>
          </table:table-cell>
          <table:table-cell table:style-name="ce3" office:value-type="float" office:value="1.730304" calcext:value-type="float">
            <text:p>1.730304</text:p>
          </table:table-cell>
          <table:table-cell table:style-name="ce3" office:value-type="float" office:value="1.722112" calcext:value-type="float">
            <text:p>1.722112</text:p>
          </table:table-cell>
          <table:table-cell table:style-name="ce3" office:value-type="float" office:value="1.72384" calcext:value-type="float">
            <text:p>1.72384</text:p>
          </table:table-cell>
          <table:table-cell table:style-name="ce3" office:value-type="float" office:value="18.32448" calcext:value-type="float">
            <text:p>18.32448</text:p>
          </table:table-cell>
          <table:table-cell table:style-name="ce3" office:value-type="float" office:value="19.594816" calcext:value-type="float">
            <text:p>19.594816</text:p>
          </table:table-cell>
          <table:table-cell table:style-name="ce3" office:value-type="float" office:value="17.963903" calcext:value-type="float">
            <text:p>17.963903</text:p>
          </table:table-cell>
          <table:table-cell table:style-name="ce4" office:value-type="float" office:value="187.382309" calcext:value-type="float">
            <text:p>187.382309</text:p>
          </table:table-cell>
          <table:table-cell table:style-name="ce4" office:value-type="float" office:value="172.270233" calcext:value-type="float">
            <text:p>172.270233</text:p>
          </table:table-cell>
          <table:table-cell table:style-name="ce4" office:value-type="float" office:value="161.338074" calcext:value-type="float">
            <text:p>161.338074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66592" calcext:value-type="float">
            <text:p>0.066592</text:p>
          </table:table-cell>
          <table:table-cell office:value-type="float" office:value="0.056064" calcext:value-type="float">
            <text:p>0.056064</text:p>
          </table:table-cell>
          <table:table-cell office:value-type="float" office:value="0.054432" calcext:value-type="float">
            <text:p>0.054432</text:p>
          </table:table-cell>
          <table:table-cell office:value-type="float" office:value="0.091744" calcext:value-type="float">
            <text:p>0.091744</text:p>
          </table:table-cell>
          <table:table-cell office:value-type="float" office:value="0.091904" calcext:value-type="float">
            <text:p>0.091904</text:p>
          </table:table-cell>
          <table:table-cell office:value-type="float" office:value="0.095008" calcext:value-type="float">
            <text:p>0.095008</text:p>
          </table:table-cell>
          <table:table-cell office:value-type="float" office:value="0.471968" calcext:value-type="float">
            <text:p>0.471968</text:p>
          </table:table-cell>
          <table:table-cell office:value-type="float" office:value="0.468256" calcext:value-type="float">
            <text:p>0.468256</text:p>
          </table:table-cell>
          <table:table-cell office:value-type="float" office:value="0.469152" calcext:value-type="float">
            <text:p>0.469152</text:p>
          </table:table-cell>
          <table:table-cell table:style-name="ce3" office:value-type="float" office:value="4.635968" calcext:value-type="float">
            <text:p>4.635968</text:p>
          </table:table-cell>
          <table:table-cell table:style-name="ce3" office:value-type="float" office:value="4.64256" calcext:value-type="float">
            <text:p>4.64256</text:p>
          </table:table-cell>
          <table:table-cell table:style-name="ce3" office:value-type="float" office:value="4.65024" calcext:value-type="float">
            <text:p>4.65024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7" office:value-type="float" office:value="0.046496" calcext:value-type="float">
            <text:p>0.046496</text:p>
          </table:table-cell>
          <table:table-cell table:style-name="ce7" office:value-type="float" office:value="0.045632" calcext:value-type="float">
            <text:p>0.045632</text:p>
          </table:table-cell>
          <table:table-cell office:value-type="float" office:value="0.049312" calcext:value-type="float">
            <text:p>0.049312</text:p>
          </table:table-cell>
          <table:table-cell office:value-type="float" office:value="0.067456" calcext:value-type="float">
            <text:p>0.067456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69056" calcext:value-type="float">
            <text:p>0.069056</text:p>
          </table:table-cell>
          <table:table-cell office:value-type="float" office:value="0.283264" calcext:value-type="float">
            <text:p>0.283264</text:p>
          </table:table-cell>
          <table:table-cell office:value-type="float" office:value="0.304352" calcext:value-type="float">
            <text:p>0.304352</text:p>
          </table:table-cell>
          <table:table-cell office:value-type="float" office:value="0.282592" calcext:value-type="float">
            <text:p>0.282592</text:p>
          </table:table-cell>
          <table:table-cell table:style-name="ce3" office:value-type="float" office:value="2.553728" calcext:value-type="float">
            <text:p>2.553728</text:p>
          </table:table-cell>
          <table:table-cell table:style-name="ce3" office:value-type="float" office:value="2.685344" calcext:value-type="float">
            <text:p>2.685344</text:p>
          </table:table-cell>
          <table:table-cell table:style-name="ce3" office:value-type="float" office:value="2.541856" calcext:value-type="float">
            <text:p>2.541856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4768" calcext:value-type="float">
            <text:p>0.04768</text:p>
          </table:table-cell>
          <table:table-cell office:value-type="float" office:value="0.050432" calcext:value-type="float">
            <text:p>0.050432</text:p>
          </table:table-cell>
          <table:table-cell table:style-name="ce7" office:value-type="float" office:value="0.045088" calcext:value-type="float">
            <text:p>0.045088</text:p>
          </table:table-cell>
          <table:table-cell office:value-type="float" office:value="0.058976" calcext:value-type="float">
            <text:p>0.058976</text:p>
          </table:table-cell>
          <table:table-cell office:value-type="float" office:value="0.058624" calcext:value-type="float">
            <text:p>0.058624</text:p>
          </table:table-cell>
          <table:table-cell office:value-type="float" office:value="0.064704" calcext:value-type="float">
            <text:p>0.064704</text:p>
          </table:table-cell>
          <table:table-cell office:value-type="float" office:value="0.19088" calcext:value-type="float">
            <text:p>0.19088</text:p>
          </table:table-cell>
          <table:table-cell office:value-type="float" office:value="0.189824" calcext:value-type="float">
            <text:p>0.189824</text:p>
          </table:table-cell>
          <table:table-cell office:value-type="float" office:value="0.192352" calcext:value-type="float">
            <text:p>0.192352</text:p>
          </table:table-cell>
          <table:table-cell table:style-name="ce3" office:value-type="float" office:value="1.525824" calcext:value-type="float">
            <text:p>1.525824</text:p>
          </table:table-cell>
          <table:table-cell table:style-name="ce3" office:value-type="float" office:value="1.516768" calcext:value-type="float">
            <text:p>1.516768</text:p>
          </table:table-cell>
          <table:table-cell table:style-name="ce3" office:value-type="float" office:value="1.612736" calcext:value-type="float">
            <text:p>1.612736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48096" calcext:value-type="float">
            <text:p>0.048096</text:p>
          </table:table-cell>
          <table:table-cell office:value-type="float" office:value="0.046368" calcext:value-type="float">
            <text:p>0.046368</text:p>
          </table:table-cell>
          <table:table-cell office:value-type="float" office:value="0.045792" calcext:value-type="float">
            <text:p>0.045792</text:p>
          </table:table-cell>
          <table:table-cell office:value-type="float" office:value="0.062624" calcext:value-type="float">
            <text:p>0.062624</text:p>
          </table:table-cell>
          <table:table-cell table:number-columns-repeated="2" office:value-type="float" office:value="0.059008" calcext:value-type="float">
            <text:p>0.059008</text:p>
          </table:table-cell>
          <table:table-cell office:value-type="float" office:value="0.140704" calcext:value-type="float">
            <text:p>0.140704</text:p>
          </table:table-cell>
          <table:table-cell office:value-type="float" office:value="0.143584" calcext:value-type="float">
            <text:p>0.143584</text:p>
          </table:table-cell>
          <table:table-cell office:value-type="float" office:value="0.146848" calcext:value-type="float">
            <text:p>0.146848</text:p>
          </table:table-cell>
          <table:table-cell table:style-name="ce4" office:value-type="float" office:value="1.250336" calcext:value-type="float">
            <text:p>1.250336</text:p>
          </table:table-cell>
          <table:table-cell table:style-name="ce4" office:value-type="float" office:value="1.113216" calcext:value-type="float">
            <text:p>1.113216</text:p>
          </table:table-cell>
          <table:table-cell table:style-name="ce4" office:value-type="float" office:value="1.35824" calcext:value-type="float">
            <text:p>1.35824</text:p>
          </table:table-cell>
          <table:table-cell table:style-name="ce4"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056832" calcext:value-type="float">
            <text:p>0.056832</text:p>
          </table:table-cell>
          <table:table-cell office:value-type="float" office:value="0.048512" calcext:value-type="float">
            <text:p>0.048512</text:p>
          </table:table-cell>
          <table:table-cell office:value-type="float" office:value="0.048864" calcext:value-type="float">
            <text:p>0.048864</text:p>
          </table:table-cell>
          <table:table-cell office:value-type="float" office:value="0.051712" calcext:value-type="float">
            <text:p>0.051712</text:p>
          </table:table-cell>
          <table:table-cell office:value-type="float" office:value="0.061312" calcext:value-type="float">
            <text:p>0.0613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0.133472" calcext:value-type="float">
            <text:p>0.133472</text:p>
          </table:table-cell>
          <table:table-cell office:value-type="float" office:value="0.132416" calcext:value-type="float">
            <text:p>0.132416</text:p>
          </table:table-cell>
          <table:table-cell table:style-name="ce4" office:value-type="float" office:value="1.156896" calcext:value-type="float">
            <text:p>1.156896</text:p>
          </table:table-cell>
          <table:table-cell table:style-name="ce4" office:value-type="float" office:value="1.120736" calcext:value-type="float">
            <text:p>1.120736</text:p>
          </table:table-cell>
          <table:table-cell table:style-name="ce4" office:value-type="float" office:value="1.148992" calcext:value-type="float">
            <text:p>1.148992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table:style-name="ce7" office:value-type="float" office:value="0.043424" calcext:value-type="float">
            <text:p>0.043424</text:p>
          </table:table-cell>
          <table:table-cell office:value-type="float" office:value="0.042272" calcext:value-type="float">
            <text:p>0.042272</text:p>
          </table:table-cell>
          <table:table-cell office:value-type="float" office:value="0.085792" calcext:value-type="float">
            <text:p>0.085792</text:p>
          </table:table-cell>
          <table:table-cell table:style-name="ce7" office:value-type="float" office:value="0.084512" calcext:value-type="float">
            <text:p>0.084512</text:p>
          </table:table-cell>
          <table:table-cell table:style-name="ce7" office:value-type="float" office:value="0.084864" calcext:value-type="float">
            <text:p>0.084864</text:p>
          </table:table-cell>
          <table:table-cell table:style-name="ce2" office:value-type="float" office:value="0.430912" calcext:value-type="float">
            <text:p>0.430912</text:p>
          </table:table-cell>
          <table:table-cell table:style-name="ce2" office:value-type="float" office:value="0.439296" calcext:value-type="float">
            <text:p>0.439296</text:p>
          </table:table-cell>
          <table:table-cell table:style-name="ce7" office:value-type="float" office:value="0.440608" calcext:value-type="float">
            <text:p>0.440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number-columns-repeated="3" office:value-type="string" calcext:value-type="string">
            <text:p>x</text:p>
          </table:table-cell>
          <table:table-cell table:style-name="Default" office:value-type="float" office:value="0.058688" calcext:value-type="float">
            <text:p>0.058688</text:p>
          </table:table-cell>
          <table:table-cell table:style-name="Default" office:value-type="float" office:value="0.044736" calcext:value-type="float">
            <text:p>0.044736</text:p>
          </table:table-cell>
          <table:table-cell table:style-name="ce9" office:value-type="float" office:value="0.04176" calcext:value-type="float">
            <text:p>0.04176</text:p>
          </table:table-cell>
          <table:table-cell table:style-name="ce9" office:value-type="float" office:value="0.083104" calcext:value-type="float">
            <text:p>0.083104</text:p>
          </table:table-cell>
          <table:table-cell table:style-name="Default" office:value-type="float" office:value="0.0856" calcext:value-type="float">
            <text:p>0.0856</text:p>
          </table:table-cell>
          <table:table-cell table:style-name="Default" office:value-type="float" office:value="0.08624" calcext:value-type="float">
            <text:p>0.08624</text:p>
          </table:table-cell>
          <table:table-cell table:style-name="ce9" office:value-type="float" office:value="0.424384" calcext:value-type="float">
            <text:p>0.424384</text:p>
          </table:table-cell>
          <table:table-cell table:style-name="ce9" office:value-type="float" office:value="0.422688" calcext:value-type="float">
            <text:p>0.422688</text:p>
          </table:table-cell>
          <table:table-cell office:value-type="float" office:value="0.858304" calcext:value-type="float">
            <text:p>0.85830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 calcext:value-type="string">
            <text:p>Bubble Sort</text:p>
          </table:table-cell>
          <table:table-cell table:style-name="Default" table:number-columns-repeated="2"/>
          <table:table-cell table:style-name="ce1" office:value-type="float" office:value="1000" calcext:value-type="float">
            <text:p>1000</text:p>
          </table:table-cell>
          <table:table-cell table:style-name="Default" table:number-columns-repeated="2"/>
          <table:table-cell table:style-name="ce1" office:value-type="float" office:value="10000" calcext:value-type="float">
            <text:p>10000</text:p>
          </table:table-cell>
          <table:table-cell table:style-name="Default" table:number-columns-repeated="2"/>
          <table:table-cell table:style-name="Default" office:value-type="float" office:value="100000" calcext:value-type="float">
            <text:p>100000</text:p>
          </table:table-cell>
          <table:table-cell table:style-name="Default"/>
          <table:table-cell/>
          <table:table-cell office:value-type="float" office:value="1000000" calcext:value-type="float">
            <text:p>1000000</text:p>
          </table:table-cell>
          <table:table-cell/>
          <table:table-cell table:style-name="ce2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8.28736" calcext:value-type="float">
            <text:p>8.28736</text:p>
          </table:table-cell>
          <table:table-cell table:style-name="ce3" office:value-type="float" office:value="8.915872" calcext:value-type="float">
            <text:p>8.915872</text:p>
          </table:table-cell>
          <table:table-cell table:style-name="ce3" office:value-type="float" office:value="8.156192" calcext:value-type="float">
            <text:p>8.156192</text:p>
          </table:table-cell>
          <table:table-cell table:style-name="ce3" office:value-type="float" office:value="740.24054" calcext:value-type="float">
            <text:p>740.24054</text:p>
          </table:table-cell>
          <table:table-cell table:style-name="ce3" office:value-type="float" office:value="697.185852" calcext:value-type="float">
            <text:p>697.185852</text:p>
          </table:table-cell>
          <table:table-cell table:style-name="ce3" office:value-type="float" office:value="707.596191" calcext:value-type="float">
            <text:p>707.596191</text:p>
          </table:table-cell>
          <table:table-cell table:style-name="ce4" office:value-type="float" office:value="78802.421875" calcext:value-type="float">
            <text:p>78802.421875</text:p>
          </table:table-cell>
          <table:table-cell table:style-name="ce4" office:value-type="float" office:value="70740.242188" calcext:value-type="float">
            <text:p>70740.242188</text:p>
          </table:table-cell>
          <table:table-cell table:style-name="ce4" office:value-type="float" office:value="69530.382812" calcext:value-type="float">
            <text:p>69530.382812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282176" calcext:value-type="float">
            <text:p>0.282176</text:p>
          </table:table-cell>
          <table:table-cell table:style-name="ce9" office:value-type="float" office:value="0.256064" calcext:value-type="float">
            <text:p>0.256064</text:p>
          </table:table-cell>
          <table:table-cell table:style-name="ce9" office:value-type="float" office:value="0.25568" calcext:value-type="float">
            <text:p>0.25568</text:p>
          </table:table-cell>
          <table:table-cell table:style-name="ce3" office:value-type="float" office:value="8.098976" calcext:value-type="float">
            <text:p>8.098976</text:p>
          </table:table-cell>
          <table:table-cell table:style-name="ce3" office:value-type="float" office:value="8.13872" calcext:value-type="float">
            <text:p>8.13872</text:p>
          </table:table-cell>
          <table:table-cell table:style-name="ce3" office:value-type="float" office:value="8.205504" calcext:value-type="float">
            <text:p>8.205504</text:p>
          </table:table-cell>
          <table:table-cell table:style-name="ce4" office:value-type="float" office:value="733.848389" calcext:value-type="float">
            <text:p>733.848389</text:p>
          </table:table-cell>
          <table:table-cell table:style-name="ce4" office:value-type="float" office:value="1107.483276" calcext:value-type="float">
            <text:p>1107.483276</text:p>
          </table:table-cell>
          <table:table-cell table:style-name="ce4" office:value-type="float" office:value="719.503235" calcext:value-type="float">
            <text:p>719.503235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89248" calcext:value-type="float">
            <text:p>0.389248</text:p>
          </table:table-cell>
          <table:table-cell table:style-name="Default" office:value-type="float" office:value="0.34384" calcext:value-type="float">
            <text:p>0.34384</text:p>
          </table:table-cell>
          <table:table-cell table:style-name="Default" office:value-type="float" office:value="0.344608" calcext:value-type="float">
            <text:p>0.344608</text:p>
          </table:table-cell>
          <table:table-cell table:style-name="ce9" office:value-type="float" office:value="6.572608" calcext:value-type="float">
            <text:p>6.572608</text:p>
          </table:table-cell>
          <table:table-cell table:style-name="ce9" office:value-type="float" office:value="6.0016" calcext:value-type="float">
            <text:p>6.0016</text:p>
          </table:table-cell>
          <table:table-cell table:style-name="ce9" office:value-type="float" office:value="6.108032" calcext:value-type="float">
            <text:p>6.108032</text:p>
          </table:table-cell>
          <table:table-cell table:style-name="Default" office:value-type="float" office:value="372.347473" calcext:value-type="float">
            <text:p>372.347473</text:p>
          </table:table-cell>
          <table:table-cell table:style-name="Default" office:value-type="float" office:value="380.780792" calcext:value-type="float">
            <text:p>380.780792</text:p>
          </table:table-cell>
          <table:table-cell table:style-name="Default" office:value-type="float" office:value="388.996521" calcext:value-type="float">
            <text:p>388.996521</text:p>
          </table:table-cell>
          <table:table-cell office:value-type="float" office:value="53482.257812" calcext:value-type="float">
            <text:p>53482.257812</text:p>
          </table:table-cell>
          <table:table-cell office:value-type="float" office:value="53123.988281" calcext:value-type="float">
            <text:p>53123.988281</text:p>
          </table:table-cell>
          <table:table-cell office:value-type="float" office:value="53656.972656" calcext:value-type="float">
            <text:p>53656.972656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6.639424" calcext:value-type="float">
            <text:p>6.639424</text:p>
          </table:table-cell>
          <table:table-cell table:style-name="ce3" office:value-type="float" office:value="6.825408" calcext:value-type="float">
            <text:p>6.825408</text:p>
          </table:table-cell>
          <table:table-cell table:style-name="ce3" office:value-type="float" office:value="6.854496" calcext:value-type="float">
            <text:p>6.854496</text:p>
          </table:table-cell>
          <table:table-cell table:style-name="ce4" office:value-type="float" office:value="318.322479" calcext:value-type="float">
            <text:p>318.322479</text:p>
          </table:table-cell>
          <table:table-cell table:style-name="ce4" office:value-type="float" office:value="227.687744" calcext:value-type="float">
            <text:p>227.687744</text:p>
          </table:table-cell>
          <table:table-cell table:style-name="ce4" office:value-type="float" office:value="223.615463" calcext:value-type="float">
            <text:p>223.615463</text:p>
          </table:table-cell>
          <table:table-cell office:value-type="float" office:value="27041.310547" calcext:value-type="float">
            <text:p>27041.310547</text:p>
          </table:table-cell>
          <table:table-cell office:value-type="float" office:value="26981.949219" calcext:value-type="float">
            <text:p>26981.949219</text:p>
          </table:table-cell>
          <table:table-cell office:value-type="float" office:value="26931.552734" calcext:value-type="float">
            <text:p>26931.552734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10.869344" calcext:value-type="float">
            <text:p>10.869344</text:p>
          </table:table-cell>
          <table:table-cell table:style-name="ce3" office:value-type="float" office:value="10.312928" calcext:value-type="float">
            <text:p>10.312928</text:p>
          </table:table-cell>
          <table:table-cell table:style-name="ce3" office:value-type="float" office:value="11.425504" calcext:value-type="float">
            <text:p>11.425504</text:p>
          </table:table-cell>
          <table:table-cell table:style-name="ce11" office:value-type="float" office:value="186.263809" calcext:value-type="float">
            <text:p>186.263809</text:p>
          </table:table-cell>
          <table:table-cell table:style-name="ce11" office:value-type="float" office:value="192.033539" calcext:value-type="float">
            <text:p>192.033539</text:p>
          </table:table-cell>
          <table:table-cell table:style-name="ce11" office:value-type="float" office:value="185.126022" calcext:value-type="float">
            <text:p>185.126022</text:p>
          </table:table-cell>
          <table:table-cell office:value-type="float" office:value="13854.085938" calcext:value-type="float">
            <text:p>13854.085938</text:p>
          </table:table-cell>
          <table:table-cell office:value-type="float" office:value="14125.204102" calcext:value-type="float">
            <text:p>14125.204102</text:p>
          </table:table-cell>
          <table:table-cell office:value-type="float" office:value="14456.026367" calcext:value-type="float">
            <text:p>14456.026367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6" office:value-type="string" calcext:value-type="string">
            <text:p>x</text:p>
          </table:table-cell>
          <table:table-cell table:style-name="ce4" office:value-type="float" office:value="226.940033" calcext:value-type="float">
            <text:p>226.940033</text:p>
          </table:table-cell>
          <table:table-cell table:style-name="ce4" office:value-type="float" office:value="254.831268" calcext:value-type="float">
            <text:p>254.831268</text:p>
          </table:table-cell>
          <table:table-cell table:style-name="ce4" office:value-type="float" office:value="243.986725" calcext:value-type="float">
            <text:p>243.986725</text:p>
          </table:table-cell>
          <table:table-cell office:value-type="float" office:value="8480.28125" calcext:value-type="float">
            <text:p>8480.28125</text:p>
          </table:table-cell>
          <table:table-cell office:value-type="float" office:value="8624.563477" calcext:value-type="float">
            <text:p>8624.563477</text:p>
          </table:table-cell>
          <table:table-cell office:value-type="float" office:value="8758.379883" calcext:value-type="float">
            <text:p>8758.379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number-columns-repeated="6" office:value-type="string" calcext:value-type="string">
            <text:p>x</text:p>
          </table:table-cell>
          <table:table-cell table:style-name="ce4" office:value-type="float" office:value="475.241302" calcext:value-type="float">
            <text:p>475.241302</text:p>
          </table:table-cell>
          <table:table-cell table:style-name="ce4" office:value-type="float" office:value="468.229889" calcext:value-type="float">
            <text:p>468.229889</text:p>
          </table:table-cell>
          <table:table-cell table:style-name="ce4" office:value-type="float" office:value="507.391083" calcext:value-type="float">
            <text:p>507.391083</text:p>
          </table:table-cell>
          <table:table-cell table:style-name="ce9" office:value-type="float" office:value="6917.643555" calcext:value-type="float">
            <text:p>6917.643555</text:p>
          </table:table-cell>
          <table:table-cell table:style-name="ce9" office:value-type="float" office:value="6913.408691" calcext:value-type="float">
            <text:p>6913.408691</text:p>
          </table:table-cell>
          <table:table-cell table:style-name="ce9" office:value-type="float" office:value="7148.315918" calcext:value-type="float">
            <text:p>7148.31591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Matrix Multiply</text:p>
          </table:table-cell>
          <table:table-cell table:style-name="Default" table:number-columns-repeated="2"/>
          <table:table-cell table:style-name="ce1" office:value-type="string" calcext:value-type="string">
            <text:p>10x10</text:p>
          </table:table-cell>
          <table:table-cell table:style-name="Default" table:number-columns-repeated="2"/>
          <table:table-cell table:style-name="ce1" office:value-type="string" calcext:value-type="string">
            <text:p>30x30</text:p>
          </table:table-cell>
          <table:table-cell table:style-name="Default" table:number-columns-repeated="2"/>
          <table:table-cell table:style-name="ce1" office:value-type="string" calcext:value-type="string">
            <text:p>50x50</text:p>
          </table:table-cell>
          <table:table-cell table:style-name="Default"/>
          <table:table-cell/>
          <table:table-cell table:style-name="ce1" office:value-type="string" calcext:value-type="string">
            <text:p>70x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36304" calcext:value-type="float">
            <text:p>0.36304</text:p>
          </table:table-cell>
          <table:table-cell table:style-name="Default" office:value-type="float" office:value="0.361728" calcext:value-type="float">
            <text:p>0.361728</text:p>
          </table:table-cell>
          <table:table-cell table:style-name="Default" office:value-type="float" office:value="0.360416" calcext:value-type="float">
            <text:p>0.360416</text:p>
          </table:table-cell>
          <table:table-cell table:style-name="Default" office:value-type="float" office:value="7.347616" calcext:value-type="float">
            <text:p>7.347616</text:p>
          </table:table-cell>
          <table:table-cell table:style-name="Default" office:value-type="float" office:value="7.347936" calcext:value-type="float">
            <text:p>7.347936</text:p>
          </table:table-cell>
          <table:table-cell table:style-name="Default" office:value-type="float" office:value="7.752992" calcext:value-type="float">
            <text:p>7.752992</text:p>
          </table:table-cell>
          <table:table-cell table:style-name="ce3" office:value-type="float" office:value="40.607742" calcext:value-type="float">
            <text:p>40.607742</text:p>
          </table:table-cell>
          <table:table-cell table:style-name="ce3" office:value-type="float" office:value="41.642303" calcext:value-type="float">
            <text:p>41.642303</text:p>
          </table:table-cell>
          <table:table-cell table:style-name="ce3" office:value-type="float" office:value="41.800865" calcext:value-type="float">
            <text:p>41.800865</text:p>
          </table:table-cell>
          <table:table-cell table:style-name="ce3" office:value-type="float" office:value="111.791359" calcext:value-type="float">
            <text:p>111.791359</text:p>
          </table:table-cell>
          <table:table-cell table:style-name="ce3" office:value-type="float" office:value="104.256638" calcext:value-type="float">
            <text:p>104.256638</text:p>
          </table:table-cell>
          <table:table-cell table:style-name="ce3" office:value-type="float" office:value="95.041664" calcext:value-type="float">
            <text:p>95.041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0.072544" calcext:value-type="float">
            <text:p>0.072544</text:p>
          </table:table-cell>
          <table:table-cell table:style-name="ce9" office:value-type="float" office:value="0.071776" calcext:value-type="float">
            <text:p>0.071776</text:p>
          </table:table-cell>
          <table:table-cell table:style-name="ce9" office:value-type="float" office:value="0.074464" calcext:value-type="float">
            <text:p>0.074464</text:p>
          </table:table-cell>
          <table:table-cell table:style-name="Default" office:value-type="float" office:value="0.977792" calcext:value-type="float">
            <text:p>0.977792</text:p>
          </table:table-cell>
          <table:table-cell table:style-name="Default" office:value-type="float" office:value="0.980032" calcext:value-type="float">
            <text:p>0.980032</text:p>
          </table:table-cell>
          <table:table-cell table:style-name="Default" office:value-type="float" office:value="0.984288" calcext:value-type="float">
            <text:p>0.984288</text:p>
          </table:table-cell>
          <table:table-cell table:style-name="ce3" office:value-type="float" office:value="4.284128" calcext:value-type="float">
            <text:p>4.284128</text:p>
          </table:table-cell>
          <table:table-cell table:style-name="ce3" office:value-type="float" office:value="4.418688" calcext:value-type="float">
            <text:p>4.418688</text:p>
          </table:table-cell>
          <table:table-cell table:style-name="ce3" office:value-type="float" office:value="4.29312" calcext:value-type="float">
            <text:p>4.29312</text:p>
          </table:table-cell>
          <table:table-cell table:style-name="ce3" office:value-type="float" office:value="12.24608" calcext:value-type="float">
            <text:p>12.24608</text:p>
          </table:table-cell>
          <table:table-cell table:style-name="ce3" office:value-type="float" office:value="11.625792" calcext:value-type="float">
            <text:p>11.625792</text:p>
          </table:table-cell>
          <table:table-cell table:style-name="ce3" office:value-type="float" office:value="11.916448" calcext:value-type="float">
            <text:p>11.916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0.073024" calcext:value-type="float">
            <text:p>0.073024</text:p>
          </table:table-cell>
          <table:table-cell table:style-name="Default" office:value-type="float" office:value="0.077536" calcext:value-type="float">
            <text:p>0.077536</text:p>
          </table:table-cell>
          <table:table-cell table:style-name="Default" office:value-type="float" office:value="0.082752" calcext:value-type="float">
            <text:p>0.082752</text:p>
          </table:table-cell>
          <table:table-cell table:style-name="Default" office:value-type="float" office:value="0.692384" calcext:value-type="float">
            <text:p>0.692384</text:p>
          </table:table-cell>
          <table:table-cell table:style-name="Default" office:value-type="float" office:value="0.688768" calcext:value-type="float">
            <text:p>0.688768</text:p>
          </table:table-cell>
          <table:table-cell table:style-name="Default" office:value-type="float" office:value="0.85888" calcext:value-type="float">
            <text:p>0.85888</text:p>
          </table:table-cell>
          <table:table-cell table:style-name="ce3" office:value-type="float" office:value="2.832096" calcext:value-type="float">
            <text:p>2.832096</text:p>
          </table:table-cell>
          <table:table-cell table:style-name="ce3" office:value-type="float" office:value="3.08" calcext:value-type="float">
            <text:p>3.08</text:p>
          </table:table-cell>
          <table:table-cell table:style-name="ce3" office:value-type="float" office:value="2.69968" calcext:value-type="float">
            <text:p>2.69968</text:p>
          </table:table-cell>
          <table:table-cell table:style-name="ce3" office:value-type="float" office:value="7.224" calcext:value-type="float">
            <text:p>7.224</text:p>
          </table:table-cell>
          <table:table-cell table:style-name="ce3" office:value-type="float" office:value="7.626784" calcext:value-type="float">
            <text:p>7.626784</text:p>
          </table:table-cell>
          <table:table-cell table:style-name="ce3" office:value-type="float" office:value="6.965952" calcext:value-type="float">
            <text:p>6.965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x</text:p>
          </table:table-cell>
          <table:table-cell table:style-name="ce9" office:value-type="float" office:value="0.401184" calcext:value-type="float">
            <text:p>0.401184</text:p>
          </table:table-cell>
          <table:table-cell table:style-name="ce9" office:value-type="float" office:value="0.403072" calcext:value-type="float">
            <text:p>0.403072</text:p>
          </table:table-cell>
          <table:table-cell table:style-name="ce9" office:value-type="float" office:value="0.402752" calcext:value-type="float">
            <text:p>0.402752</text:p>
          </table:table-cell>
          <table:table-cell table:style-name="Default" office:value-type="float" office:value="2.12544" calcext:value-type="float">
            <text:p>2.12544</text:p>
          </table:table-cell>
          <table:table-cell table:style-name="Default" office:value-type="float" office:value="2.03072" calcext:value-type="float">
            <text:p>2.03072</text:p>
          </table:table-cell>
          <table:table-cell table:style-name="Default" office:value-type="float" office:value="1.909856" calcext:value-type="float">
            <text:p>1.909856</text:p>
          </table:table-cell>
          <table:table-cell office:value-type="float" office:value="5.447136" calcext:value-type="float">
            <text:p>5.447136</text:p>
          </table:table-cell>
          <table:table-cell office:value-type="float" office:value="5.449824" calcext:value-type="float">
            <text:p>5.449824</text:p>
          </table:table-cell>
          <table:table-cell office:value-type="float" office:value="5.452448" calcext:value-type="float">
            <text:p>5.452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float" office:value="0.407616" calcext:value-type="float">
            <text:p>0.407616</text:p>
          </table:table-cell>
          <table:table-cell table:style-name="ce3" office:value-type="float" office:value="0.404768" calcext:value-type="float">
            <text:p>0.404768</text:p>
          </table:table-cell>
          <table:table-cell table:style-name="ce3" office:value-type="float" office:value="0.411712" calcext:value-type="float">
            <text:p>0.411712</text:p>
          </table:table-cell>
          <table:table-cell table:style-name="ce3" office:value-type="float" office:value="1.913504" calcext:value-type="float">
            <text:p>1.913504</text:p>
          </table:table-cell>
          <table:table-cell table:style-name="ce3" office:value-type="float" office:value="1.931616" calcext:value-type="float">
            <text:p>1.931616</text:p>
          </table:table-cell>
          <table:table-cell table:style-name="ce3" office:value-type="float" office:value="1.91328" calcext:value-type="float">
            <text:p>1.91328</text:p>
          </table:table-cell>
          <table:table-cell office:value-type="float" office:value="3.857568" calcext:value-type="float">
            <text:p>3.857568</text:p>
          </table:table-cell>
          <table:table-cell office:value-type="float" office:value="3.837248" calcext:value-type="float">
            <text:p>3.837248</text:p>
          </table:table-cell>
          <table:table-cell office:value-type="float" office:value="3.991328" calcext:value-type="float">
            <text:p>3.991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6" office:value-type="string" calcext:value-type="string">
            <text:p>x</text:p>
          </table:table-cell>
          <table:table-cell table:style-name="ce9" office:value-type="float" office:value="1.033792" calcext:value-type="float">
            <text:p>1.033792</text:p>
          </table:table-cell>
          <table:table-cell table:style-name="ce3" office:value-type="float" office:value="1.035648" calcext:value-type="float">
            <text:p>1.035648</text:p>
          </table:table-cell>
          <table:table-cell table:style-name="ce3" office:value-type="float" office:value="1.033728" calcext:value-type="float">
            <text:p>1.033728</text:p>
          </table:table-cell>
          <table:table-cell office:value-type="float" office:value="3.84768" calcext:value-type="float">
            <text:p>3.84768</text:p>
          </table:table-cell>
          <table:table-cell office:value-type="float" office:value="3.989088" calcext:value-type="float">
            <text:p>3.989088</text:p>
          </table:table-cell>
          <table:table-cell office:value-type="float" office:value="4.384736" calcext:value-type="float">
            <text:p>4.384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x</text:p>
          </table:table-cell>
          <table:table-cell table:style-name="Default" office:value-type="float" office:value="1.033888" calcext:value-type="float">
            <text:p>1.033888</text:p>
          </table:table-cell>
          <table:table-cell table:style-name="ce9" office:value-type="float" office:value="1.033472" calcext:value-type="float">
            <text:p>1.033472</text:p>
          </table:table-cell>
          <table:table-cell table:style-name="ce9" office:value-type="float" office:value="1.030336" calcext:value-type="float">
            <text:p>1.030336</text:p>
          </table:table-cell>
          <table:table-cell office:value-type="float" office:value="3.942752" calcext:value-type="float">
            <text:p>3.942752</text:p>
          </table:table-cell>
          <table:table-cell office:value-type="float" office:value="3.819584" calcext:value-type="float">
            <text:p>3.819584</text:p>
          </table:table-cell>
          <table:table-cell office:value-type="float" office:value="3.94624" calcext:value-type="float">
            <text:p>3.94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9" office:value-type="string" calcext:value-type="string">
            <text:p>x</text:p>
          </table:table-cell>
          <table:table-cell table:style-name="ce9" office:value-type="float" office:value="2.103808" calcext:value-type="float">
            <text:p>2.103808</text:p>
          </table:table-cell>
          <table:table-cell table:style-name="ce9" office:value-type="float" office:value="2.205536" calcext:value-type="float">
            <text:p>2.205536</text:p>
          </table:table-cell>
          <table:table-cell table:style-name="ce9" office:value-type="float" office:value="2.060768" calcext:value-type="float">
            <text:p>2.06076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21:26:02.151782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1:13:25.308938814</meta:creation-date>
    <dc:date>2020-04-04T22:39:28.806856804</dc:date>
    <meta:editing-duration>PT44M16S</meta:editing-duration>
    <meta:editing-cycles>9</meta:editing-cycles>
    <meta:generator>LibreOffice/6.0.7.3$Linux_X86_64 LibreOffice_project/00m0$Build-3</meta:generator>
    <meta:document-statistic meta:table-count="1" meta:cell-count="419" meta:object-count="0"/>
  </office:meta>
</office:document-meta>
</file>